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Standard">
      <style:text-properties officeooo:rsid="001cfb6a" officeooo:paragraph-rsid="001eca4c"/>
    </style:style>
    <style:style style:name="P2" style:family="paragraph" style:parent-style-name="Standard">
      <style:text-properties officeooo:rsid="001cfb6a" officeooo:paragraph-rsid="001cfb6a"/>
    </style:style>
    <style:style style:name="P3" style:family="paragraph" style:parent-style-name="Standard">
      <style:text-properties officeooo:rsid="001ea5fa" officeooo:paragraph-rsid="001ea5fa"/>
    </style:style>
    <style:style style:name="P4" style:family="paragraph" style:parent-style-name="Text_20_body">
      <style:text-properties officeooo:rsid="001ea5fa" officeooo:paragraph-rsid="001ea5fa"/>
    </style:style>
    <style:style style:name="P5" style:family="paragraph" style:parent-style-name="Text_20_body">
      <style:text-properties officeooo:rsid="001eca4c" officeooo:paragraph-rsid="001eca4c"/>
    </style:style>
    <style:style style:name="P6" style:family="paragraph" style:parent-style-name="Text_20_body">
      <style:text-properties officeooo:rsid="001ed3db" officeooo:paragraph-rsid="001ed3db"/>
    </style:style>
    <style:style style:name="P7" style:family="paragraph" style:parent-style-name="Text_20_body">
      <style:text-properties officeooo:rsid="0021734e" officeooo:paragraph-rsid="0021734e"/>
    </style:style>
    <style:style style:name="P8" style:family="paragraph" style:parent-style-name="Title">
      <style:text-properties style:font-name="Liberation Sans" fo:font-size="28pt" fo:font-weight="bold" officeooo:rsid="001eca4c" officeooo:paragraph-rsid="001eca4c" style:font-name-asian="Source Han Sans CN" style:font-size-asian="28pt" style:font-weight-asian="bold" style:font-name-complex="Lohit Devanagari" style:font-size-complex="28pt" style:font-weight-complex="bold"/>
    </style:style>
    <style:style style:name="P9" style:family="paragraph" style:parent-style-name="Title">
      <style:text-properties officeooo:rsid="001eca4c" officeooo:paragraph-rsid="001eca4c"/>
    </style:style>
    <style:style style:name="P10" style:family="paragraph" style:parent-style-name="Heading_20_2">
      <style:text-properties officeooo:rsid="001ed3db"/>
    </style:style>
    <style:style style:name="P11" style:family="paragraph" style:parent-style-name="Heading_20_2">
      <style:text-properties officeooo:paragraph-rsid="002554f2"/>
    </style:style>
    <style:style style:name="P12" style:family="paragraph" style:parent-style-name="Heading_20_2">
      <style:text-properties officeooo:rsid="002554f2" officeooo:paragraph-rsid="00324f9e"/>
    </style:style>
    <style:style style:name="P13" style:family="paragraph" style:parent-style-name="Heading_20_2">
      <style:text-properties style:font-name="Liberation Sans" fo:font-size="16.1000003814697pt" fo:font-weight="bold" officeooo:rsid="002554f2" officeooo:paragraph-rsid="002554f2" style:font-name-asian="Source Han Sans CN" style:font-size-asian="16.1000003814697pt" style:font-weight-asian="bold" style:font-name-complex="Lohit Devanagari" style:font-size-complex="16.1000003814697pt" style:font-weight-complex="bold"/>
    </style:style>
    <style:style style:name="P14" style:family="paragraph" style:parent-style-name="Heading_20_2">
      <style:text-properties officeooo:paragraph-rsid="00324f9e"/>
    </style:style>
    <style:style style:name="P15" style:family="paragraph" style:parent-style-name="Heading_20_3">
      <style:text-properties officeooo:paragraph-rsid="003691eb"/>
    </style:style>
    <style:style style:name="P16" style:family="paragraph" style:parent-style-name="Standard" style:list-style-name="L1">
      <style:text-properties officeooo:rsid="001cfb6a" officeooo:paragraph-rsid="001cfb6a"/>
    </style:style>
    <style:style style:name="P17" style:family="paragraph" style:parent-style-name="Standard" style:list-style-name="L1">
      <style:text-properties officeooo:rsid="001cfb6a" officeooo:paragraph-rsid="00324f9e"/>
    </style:style>
    <style:style style:name="P18" style:family="paragraph" style:parent-style-name="Standard">
      <style:text-properties fo:font-weight="bold" officeooo:rsid="001ed3db" officeooo:paragraph-rsid="00324f9e" style:font-weight-asian="bold" style:font-weight-complex="bold"/>
    </style:style>
    <style:style style:name="P19" style:family="paragraph" style:parent-style-name="Standard" style:list-style-name="L6">
      <style:text-properties officeooo:rsid="001ed3db" officeooo:paragraph-rsid="00324f9e"/>
    </style:style>
    <style:style style:name="P20" style:family="paragraph" style:parent-style-name="Standard">
      <style:text-properties officeooo:rsid="001ed3db" officeooo:paragraph-rsid="00324f9e"/>
    </style:style>
    <style:style style:name="P21" style:family="paragraph" style:parent-style-name="Standard">
      <style:text-properties officeooo:paragraph-rsid="001cfb6a"/>
    </style:style>
    <style:style style:name="P22" style:family="paragraph" style:parent-style-name="Standard">
      <style:text-properties officeooo:rsid="00233414" officeooo:paragraph-rsid="00324f9e"/>
    </style:style>
    <style:style style:name="P23" style:family="paragraph" style:parent-style-name="Standard">
      <style:text-properties officeooo:rsid="001ea5fa" officeooo:paragraph-rsid="002554f2"/>
    </style:style>
    <style:style style:name="P24" style:family="paragraph" style:parent-style-name="Standard">
      <style:text-properties officeooo:rsid="0025d4b9" officeooo:paragraph-rsid="00324f9e"/>
    </style:style>
    <style:style style:name="P25" style:family="paragraph" style:parent-style-name="Standard" style:list-style-name="L6">
      <style:text-properties officeooo:rsid="003208e6" officeooo:paragraph-rsid="00324f9e"/>
    </style:style>
    <style:style style:name="P26" style:family="paragraph" style:parent-style-name="Standard">
      <style:text-properties officeooo:rsid="003208e6" officeooo:paragraph-rsid="003208e6"/>
    </style:style>
    <style:style style:name="P27" style:family="paragraph" style:parent-style-name="Standard" style:list-style-name="L6">
      <style:text-properties officeooo:rsid="0034fa1f" officeooo:paragraph-rsid="0034fa1f"/>
    </style:style>
    <style:style style:name="P28" style:family="paragraph" style:parent-style-name="Text_20_body">
      <style:text-properties officeooo:rsid="001ea5fa" officeooo:paragraph-rsid="001ea5fa"/>
    </style:style>
    <style:style style:name="P29" style:family="paragraph" style:parent-style-name="Text_20_body">
      <style:text-properties officeooo:rsid="001ea5fa" officeooo:paragraph-rsid="002554f2"/>
    </style:style>
    <style:style style:name="P30" style:family="paragraph" style:parent-style-name="Text_20_body">
      <style:text-properties officeooo:rsid="001ea5fa" officeooo:paragraph-rsid="003691eb"/>
    </style:style>
    <style:style style:name="P31" style:family="paragraph" style:parent-style-name="Text_20_body">
      <style:text-properties officeooo:rsid="0025d4b9" officeooo:paragraph-rsid="002715cb"/>
    </style:style>
    <style:style style:name="P32" style:family="paragraph" style:parent-style-name="Text_20_body">
      <style:text-properties officeooo:rsid="002715cb" officeooo:paragraph-rsid="002715cb"/>
    </style:style>
    <style:style style:name="P33" style:family="paragraph" style:parent-style-name="Text_20_body" style:list-style-name="L8">
      <style:text-properties officeooo:paragraph-rsid="002715cb"/>
    </style:style>
    <style:style style:name="P34" style:family="paragraph" style:parent-style-name="Text_20_body" style:list-style-name="L8">
      <style:text-properties officeooo:rsid="00274fac" officeooo:paragraph-rsid="00274fac"/>
    </style:style>
    <style:style style:name="P35" style:family="paragraph" style:parent-style-name="Text_20_body" style:list-style-name="L9">
      <style:text-properties officeooo:rsid="002889a0" officeooo:paragraph-rsid="002889a0"/>
    </style:style>
    <style:style style:name="P36" style:family="paragraph" style:parent-style-name="Text_20_body" style:list-style-name="L10">
      <style:text-properties officeooo:rsid="002a9126" officeooo:paragraph-rsid="002a9126"/>
    </style:style>
    <style:style style:name="P37" style:family="paragraph" style:parent-style-name="Text_20_body">
      <style:text-properties officeooo:rsid="002c7ef2" officeooo:paragraph-rsid="002c7ef2"/>
    </style:style>
    <style:style style:name="P38" style:family="paragraph" style:parent-style-name="Text_20_body">
      <style:text-properties officeooo:rsid="002d0045" officeooo:paragraph-rsid="002d0045"/>
    </style:style>
    <style:style style:name="P39" style:family="paragraph" style:parent-style-name="Text_20_body">
      <style:text-properties officeooo:rsid="002d0045" officeooo:paragraph-rsid="002d13f9"/>
    </style:style>
    <style:style style:name="P40" style:family="paragraph" style:parent-style-name="Text_20_body">
      <style:text-properties officeooo:rsid="002efdd1" officeooo:paragraph-rsid="002f6dbf"/>
    </style:style>
    <style:style style:name="P41" style:family="paragraph" style:parent-style-name="Text_20_body">
      <style:text-properties officeooo:rsid="00308115" officeooo:paragraph-rsid="00308115"/>
    </style:style>
    <style:style style:name="P42" style:family="paragraph" style:parent-style-name="Text_20_body" style:list-style-name="L11">
      <style:text-properties officeooo:rsid="001cfb6a" officeooo:paragraph-rsid="00324f9e"/>
    </style:style>
    <style:style style:name="P43" style:family="paragraph" style:parent-style-name="Text_20_body">
      <style:text-properties officeooo:rsid="00324f9e" officeooo:paragraph-rsid="00324f9e"/>
    </style:style>
    <style:style style:name="P44" style:family="paragraph" style:parent-style-name="Text_20_body">
      <style:text-properties officeooo:rsid="0034fa1f" officeooo:paragraph-rsid="0034fa1f"/>
    </style:style>
    <style:style style:name="P45" style:family="paragraph" style:parent-style-name="Text_20_body">
      <style:text-properties officeooo:rsid="0034fa1f" officeooo:paragraph-rsid="003691eb"/>
    </style:style>
    <style:style style:name="P46" style:family="paragraph" style:parent-style-name="Text_20_body">
      <style:text-properties officeooo:rsid="00388bb3" officeooo:paragraph-rsid="00388bb3"/>
    </style:style>
    <style:style style:name="T1" style:family="text">
      <style:text-properties officeooo:rsid="001eca4c"/>
    </style:style>
    <style:style style:name="T2" style:family="text">
      <style:text-properties style:font-name="Liberation Sans" fo:font-size="16.1000003814697pt" fo:font-weight="bold" style:font-name-asian="Source Han Sans CN" style:font-size-asian="16.1000003814697pt" style:font-weight-asian="bold" style:font-name-complex="Lohit Devanagari" style:font-size-complex="16.1000003814697pt" style:font-weight-complex="bold"/>
    </style:style>
    <style:style style:name="T3" style:family="text">
      <style:text-properties style:font-name="Liberation Sans" fo:font-size="16.1000003814697pt" fo:font-weight="bold" officeooo:rsid="0030c579" style:font-name-asian="Source Han Sans CN" style:font-size-asian="16.1000003814697pt" style:font-weight-asian="bold" style:font-name-complex="Lohit Devanagari" style:font-size-complex="16.1000003814697pt" style:font-weight-complex="bold"/>
    </style:style>
    <style:style style:name="T4" style:family="text">
      <style:text-properties style:font-name="Liberation Sans" fo:font-size="14.1000003814697pt" fo:font-weight="bold" officeooo:rsid="0034fa1f" style:font-name-asian="Source Han Sans CN" style:font-size-asian="14.1000003814697pt" style:font-weight-asian="bold" style:font-name-complex="Lohit Devanagari" style:font-size-complex="14.1000003814697pt" style:font-weight-complex="bold"/>
    </style:style>
    <style:style style:name="T5" style:family="text">
      <style:text-properties officeooo:rsid="0021734e"/>
    </style:style>
    <style:style style:name="T6" style:family="text">
      <style:text-properties officeooo:rsid="002554f2"/>
    </style:style>
    <style:style style:name="T7" style:family="text">
      <style:text-properties officeooo:rsid="0025d4b9"/>
    </style:style>
    <style:style style:name="T8" style:family="text">
      <style:text-properties officeooo:rsid="002715cb"/>
    </style:style>
    <style:style style:name="T9" style:family="text">
      <style:text-properties officeooo:rsid="00274fac"/>
    </style:style>
    <style:style style:name="T10" style:family="text">
      <style:text-properties officeooo:rsid="002c7ef2"/>
    </style:style>
    <style:style style:name="T11" style:family="text">
      <style:text-properties officeooo:rsid="002d13f9"/>
    </style:style>
    <style:style style:name="T12" style:family="text">
      <style:text-properties officeooo:rsid="003208e6"/>
    </style:style>
    <style:style style:name="T13" style:family="text">
      <style:text-properties officeooo:rsid="00324f9e"/>
    </style:style>
    <style:style style:name="T14" style:family="text">
      <style:text-properties officeooo:rsid="0033430f"/>
    </style:style>
    <style:style style:name="T15" style:family="text">
      <style:text-properties officeooo:rsid="0034573b"/>
    </style:style>
    <style:style style:name="T16" style:family="text">
      <style:text-properties officeooo:rsid="0034fa1f"/>
    </style:style>
    <style:style style:name="T17" style:family="text">
      <style:text-properties officeooo:rsid="00388bb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Muster <text:span text:style-name="T6">für die</text:span> Lektionen des</text:p>
      <text:p text:style-name="P9">MTI Tutorials</text:p>
      <text:p text:style-name="P2"/>
      <text:p text:style-name="P2"/>
      <text:h text:style-name="Heading_20_1" text:outline-level="1">Hinweise / <text:span text:style-name="T5">Regeln</text:span></text:h>
      <text:p text:style-name="P7">Die Lektionen werden in Abschnitte gegliedert.</text:p>
      <text:p text:style-name="P5">Jeder der folgenden Abschnitte muss vorhanden sein.</text:p>
      <text:p text:style-name="P5">Da, wo von Code gesprochen wird, kann es sich auch um andere technische Bestandteile handeln, z.B. Konfigurationsdateien für Projekteinstellungen oder grafische Elemente etc.</text:p>
      <text:p text:style-name="P6">Die Tutorials werden in englischer Sprache verfasst.</text:p>
      <text:p text:style-name="P7">Die Überschriften der Abschnitte sind eindeutig als solche kenntlich zu machen (Fett, groß, etc.).<text:line-break/>Eine Nummerierung der Überschriften soll hier nicht statt finden.</text:p>
      <text:p text:style-name="P7"/>
      <text:h text:style-name="Heading_20_1" text:outline-level="1">Abschnitte</text:h>
      <text:h text:style-name="P10" text:outline-level="2">Lfd. Nr. und Titel der Lektion</text:h>
      <text:list xml:id="list3830358470" text:style-name="L1">
        <text:list-item>
          <text:p text:style-name="P16">Name / Bedeutung der Lektion</text:p>
        </text:list-item>
      </text:list>
      <text:p text:style-name="P18"/>
      <text:h text:style-name="P14" text:outline-level="2">Inhalte der Lektion</text:h>
      <text:list xml:id="list3297535270" text:style-name="L11">
        <text:list-item>
          <text:p text:style-name="P42"><text:span text:style-name="T12">Was soll vermittelt werden</text:span></text:p>
        </text:list-item>
      </text:list>
      <text:h text:style-name="P14" text:outline-level="2">Voraussetzungen</text:h>
      <text:list xml:id="list135234636455802" text:continue-list="list3830358470" text:style-name="L1">
        <text:list-item>
          <text:p text:style-name="P17">Was wird benötigt, um die Lektion durchführen zu können</text:p>
        </text:list-item>
        <text:list-item>
          <text:p text:style-name="P17">Worauf baut diese Lektion auf (Verweise auf andere Lektionen)</text:p>
        </text:list-item>
      </text:list>
      <text:p text:style-name="P21"/>
      <text:h text:style-name="Heading_20_2" text:outline-level="2">Einführung in das Thema</text:h>
      <text:p text:style-name="P26">Generelle Einführung, Erklärung, Hintergründe, die zum Verständnis notwendig sind.</text:p>
      <text:p text:style-name="P3"/>
      <text:h text:style-name="P13" text:outline-level="2">HowTo</text:h>
      <text:p text:style-name="P4">Inhalt des zu vermittelnden Wissens.</text:p>
      <text:p text:style-name="P4"><text:soft-page-break/>Code, den die Lektion zum Inhalt hat, muss durch Screenshots oder textuell beschrieben und erklärt werden.</text:p>
      <text:p text:style-name="P4">Der Beispielcode muss vollständig sein, sodass er im Zweifel durch Copy&amp;Paste (s.u. Verweis) funktioniert.<text:line-break/>Lücken im Code sind verwirrend!</text:p>
      <text:p text:style-name="P31"><text:span text:style-name="T8">Gute Typographie vereinfachen die Lesbarkeit:</text:span></text:p>
      <text:list xml:id="list2935388831" text:style-name="L8">
        <text:list-item>
          <text:p text:style-name="P33"><text:span text:style-name="T7">Code </text:span><text:span text:style-name="T8">sollte </text:span><text:span text:style-name="T9">in einer nicht proportianlen Schrift verfasst sein</text:span></text:p>
        </text:list-item>
        <text:list-item>
          <text:p text:style-name="P34">Unterteilung durch weitere Unter-Überschriften hilft, den Überblick zu behalten</text:p>
        </text:list-item>
      </text:list>
      <text:p text:style-name="P4">Das Ergebnis muss in Github vollständig verfügbar sein.</text:p>
      <text:p text:style-name="P32">Gute Typographie (z.B. Überschriften innerhalb der Abschnitte) vereinfachen die Lesbarkeit.</text:p>
      <text:p text:style-name="P43">Es kann mehrere HowTo innerhalb einer Lektion geben.</text:p>
      <text:h text:style-name="Heading_20_2" text:outline-level="2">Zusammenfassung</text:h>
      <text:p text:style-name="P4">Was hat der Leser <text:span text:style-name="T14">gelernt</text:span>, was kann er damit machen.</text:p>
      <text:h text:style-name="Heading_20_2" text:outline-level="2">Verweis<text:span text:style-name="T6">e</text:span></text:h>
      <text:p text:style-name="P4">Hinweis auf den Code in GitHub, <text:span text:style-name="T15">Downloads, Links, Dokumente, etc.</text:span></text:p>
      <text:p text:style-name="P4"/>
      <text:p text:style-name="P4"/>
      <text:h text:style-name="Heading_20_1" text:outline-level="1">Beispiel für eine Lektion</text:h>
      <text:h text:style-name="Heading_20_2" text:outline-level="2">Lession 1: MTI Basics</text:h>
      <text:h text:style-name="P14" text:outline-level="2">Introduction</text:h>
      <text:p text:style-name="P20"><text:span text:style-name="T13">With this </text:span>lession you <text:span text:style-name="T13">learn</text:span></text:p>
      <text:list xml:id="list2673316618" text:style-name="L6">
        <text:list-item>
          <text:p text:style-name="P25"><text:span text:style-name="T13">understanding </text:span>MTI <text:span text:style-name="T13">in general</text:span></text:p>
        </text:list-item>
        <text:list-item>
          <text:p text:style-name="P27">how to include the MTI API in your project</text:p>
        </text:list-item>
        <text:list-item>
          <text:p text:style-name="P27">how to start MapTrip as a server</text:p>
        </text:list-item>
        <text:list-item>
          <text:p text:style-name="P27">how to implement and use the MTI callback methods</text:p>
        </text:list-item>
        <text:list-item>
          <text:p text:style-name="P19">how to initialize MTI</text:p>
        </text:list-item>
      </text:list>
      <text:p text:style-name="P20"/>
      <text:h text:style-name="P12" text:outline-level="2"><text:span text:style-name="T2">Prerequisites</text:span></text:h>
      <text:p text:style-name="P22">You should have experience working with Java programming language and Android Studio development environment.</text:p>
      <text:p text:style-name="P24"/>
      <text:p text:style-name="P24">The lessons in this tutorial build on each other. The result is a simple app that provides the essential functions of the MTI interface.</text:p>
      <text:p text:style-name="P24"><text:soft-page-break/>For a quick start and to be able to work with the individual lessons easily, we recommend using the app that we also provide in our Git account.</text:p>
      <text:p text:style-name="P20"/>
      <text:h text:style-name="Heading_20_2" text:outline-level="2"><text:span text:style-name="T3">Understanding</text:span> MTI Basics</text:h>
      <text:p text:style-name="P38">MTI is a simple way to integrate the MapTrip App into your own App.</text:p>
      <text:p text:style-name="P38">Using MTI is something like a remote control of MapTrip. But in opposite to a simple Intent Interface MTI allows interaction between MapTrip and your app. This means that MapTrip keeps your application informed about the results of the function calls.</text:p>
      <text:p text:style-name="P39">In addition, MTI <text:span text:style-name="T11">enables</text:span> MapTrip to <text:span text:style-name="T11">actively</text:span> inform your application continuously about current states and events, such as coordinates or reaching waypoints. Depending on <text:span text:style-name="T11">the</text:span> purpose, your application can evaluate this information and react accordingly.</text:p>
      <text:p text:style-name="P40">To use MTI properly, it is important to understand one crucial point: communication between your app (the client) and MapTrip (the server) is - with few exceptions - asynchronous.</text:p>
      <text:p text:style-name="P40">What does this mean?</text:p>
      <text:p text:style-name="P40">Typically, an MTI function call causes MapTrip to perform a long-term action, such as navigating to a destination. For navigation, the route has to be calculated. And when the destination is reached, information about it should also be provided by MapTrip.</text:p>
      <text:p text:style-name="P40">The initial call of a MTI function is answered directly with a result. This result only gives information if the call was correct and the execution is basically possible. The fact that the route for navigation to the destination could be calculated is not the result of the function call, but is communicated later (asynchronously).</text:p>
      <text:p text:style-name="P41">Asynchronous 'communication' between your app and MapTrip is done via callbacks. These are methods that your app provides so that MapTrip calls them.</text:p>
      <text:p text:style-name="P41">Understanding this behavior of MTI will help you build a reliably working app. </text:p>
      <text:p text:style-name="P41">Here's another simple example: after your app calls the function to initialize MTI, it must wait for the callback from MapTrip. Otherwise, your app may subsequently call other functions, but MapTrip is not yet ready to process them. </text:p>
      <text:p text:style-name="P41">In a later lesson, we will look more closely at callbacks and ways to simplify handling.</text:p>
      <text:p text:style-name="P23"/>
      <text:h text:style-name="P13" text:outline-level="2">HowTo: Start with MTI Basics</text:h>
      <text:h text:style-name="Heading_20_3" text:outline-level="3">Preparations</text:h>
      <text:list xml:id="list2755883243" text:style-name="L9">
        <text:list-item>
          <text:p text:style-name="P35">Check out the MTI Sample App here: &lt;GIT-Link&gt;</text:p>
        </text:list-item>
        <text:list-item>
          <text:p text:style-name="P35">Open the MTI Sample App Projekt with your Android Studio</text:p>
        </text:list-item>
      </text:list>
      <text:h text:style-name="Heading_20_3" text:outline-level="3">Including the MTI <text:span text:style-name="T4">API</text:span></text:h>
      <text:list xml:id="list1273372988" text:style-name="L10">
        <text:list-item>
          <text:p text:style-name="P36">Check out the MTI <text:span text:style-name="T10">Class ApiListener &lt;GitHub Link&gt;</text:span></text:p>
        </text:list-item>
        <text:list-item>
          <text:p text:style-name="P36"><text:soft-page-break/>…</text:p>
        </text:list-item>
        <text:list-item>
          <text:p text:style-name="P36">…</text:p>
        </text:list-item>
      </text:list>
      <text:h text:style-name="P15" text:outline-level="3">Start MapTrip</text:h>
      <text:p text:style-name="P45">MapTrip must be started before using MTI.</text:p>
      <text:p text:style-name="P45">Use intent to start MapTrip</text:p>
      <text:p text:style-name="P30">...</text:p>
      <text:h text:style-name="Heading_20_3" text:outline-level="3">Implement <text:span text:style-name="T17">and use</text:span> the MTI <text:span text:style-name="T17">Callback </text:span>Interface</text:h>
      <text:p text:style-name="P37">Why and how…</text:p>
      <text:p text:style-name="P44">Create class, implement, …</text:p>
      <text:p text:style-name="P29"/>
      <text:h text:style-name="Heading_20_3" text:outline-level="3">Initialize MTI</text:h>
      <text:p text:style-name="P46">Calling the initialize method and wait for the result.</text:p>
      <text:p text:style-name="P44"/>
      <text:h text:style-name="P13" text:outline-level="2">Abstract</text:h>
      <text:p text:style-name="P46">By the end of this lesson, you will have developed a simple app on which to build the rest of the lessons.</text:p>
      <text:p text:style-name="P46">Your app launches MapTrip and, after successfully initializing the interface, is able to control MapTrip remotely. </text:p>
      <text:h text:style-name="P11" text:outline-level="2">Verweis</text:h>
      <text:p text:style-name="P29">Hinweis auf den Code in GitHub mit Link</text:p>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1cfb6a" officeooo:paragraph-rsid="001eca4c"/>
    </style:style>
    <style:style style:name="MT1" style:family="text">
      <style:text-properties officeooo:rsid="001eca4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MTI Tutorial: </text:span>Didaktisches Konzept / Generelle Struktur der Lektione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03T14:57:13.098027022</meta:creation-date>
    <dc:date>2021-02-04T13:52:34.094043822</dc:date>
    <meta:editing-duration>PT3H17M41S</meta:editing-duration>
    <meta:editing-cycles>17</meta:editing-cycles>
    <meta:generator>LibreOffice/7.0.4.2$Linux_X86_64 LibreOffice_project/00$Build-2</meta:generator>
    <meta:document-statistic meta:table-count="0" meta:image-count="0" meta:object-count="0" meta:page-count="4" meta:paragraph-count="80" meta:word-count="816" meta:character-count="5103" meta:non-whitespace-character-count="4380"/>
  </office:meta>
</office:document-meta>
</file>